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e73" officeooo:paragraph-rsid="00104e73"/>
    </style:style>
    <style:style style:name="P2" style:family="paragraph" style:parent-style-name="Standard">
      <style:text-properties fo:font-weight="bold" officeooo:rsid="00104e73" officeooo:paragraph-rsid="00104e73" style:font-weight-asian="bold" style:font-weight-complex="bold"/>
    </style:style>
    <style:style style:name="P3" style:family="paragraph" style:parent-style-name="Standard">
      <style:text-properties fo:font-weight="bold" officeooo:rsid="0011c2ae" officeooo:paragraph-rsid="0011c2ae" style:font-weight-asian="bold" style:font-weight-complex="bold"/>
    </style:style>
    <style:style style:name="P4" style:family="paragraph" style:parent-style-name="Standard">
      <style:text-properties fo:font-weight="bold" officeooo:rsid="00177c03" officeooo:paragraph-rsid="00177c03" style:font-weight-asian="bold" style:font-weight-complex="bold"/>
    </style:style>
    <style:style style:name="P5" style:family="paragraph" style:parent-style-name="Standard">
      <style:text-properties officeooo:rsid="0011c2ae" officeooo:paragraph-rsid="0011c2ae"/>
    </style:style>
    <style:style style:name="P6" style:family="paragraph" style:parent-style-name="Preformatted_20_Text">
      <style:text-properties fo:color="#000080" style:font-name="DejaVu Sans Mono" fo:font-weight="bold" officeooo:rsid="00104e73" officeooo:paragraph-rsid="00104e73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officeooo:rsid="0015d0ef" officeooo:paragraph-rsid="0015d0ef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officeooo:rsid="00177c03" officeooo:paragraph-rsid="00177c03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00" fo:font-weight="bold" officeooo:rsid="0015d0ef" officeooo:paragraph-rsid="0015d0e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style:font-name="DejaVu Sans Mono" fo:font-weight="bold"/>
    </style:style>
    <style:style style:name="T6" style:family="text">
      <style:text-properties officeooo:rsid="00177c03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Examen m7 Rubén Corpas</text:p>
      <text:p text:style-name="P2"/>
      <text:p text:style-name="P2"><text:span text:style-name="T6">P</text:span>ara crear el projecto</text:p>
      <text:p text:style-name="P1"/>
      <text:p text:style-name="P1">Symfony new m07-uf1-examen</text:p>
      <text:p text:style-name="P1"/>
      <text:p text:style-name="P2">para ejecutarlo (dentro de la carpeta)</text:p>
      <text:p text:style-name="P2"/>
      <text:p text:style-name="P1">php app/console server:run </text:p>
      <text:p text:style-name="P1"/>
      <text:p text:style-name="P3">como crear el sevicio y dirigirlo.</text:p>
      <text:p text:style-name="P5"/>
      <text:p text:style-name="P5">el servicio se crea dentro de appbundle, primero creamos la carpeta <text:span text:style-name="T1">Services</text:span> y dentro ponemos los services que sean necesarios, en mi caso he creado el <text:span text:style-name="T1">ServiceExamen.php</text:span></text:p>
      <text:p text:style-name="P3"/>
      <text:p text:style-name="P5">Luego nos vamos a <text:span text:style-name="T1">config</text:span> y en<text:span text:style-name="T1"> services.yml</text:span> le ponemos la ruta del servicio para que lo detecte.</text:p>
      <text:p text:style-name="P1"/>
      <text:p text:style-name="P6">app.service.examen:</text:p>
      <text:p text:style-name="P7"><text:span text:style-name="T4"><text:s text:c="2"/></text:span><text:span text:style-name="T5">class: </text:span><text:span text:style-name="T2">AppBundle\Service\ExamenService</text:span></text:p>
      <text:p text:style-name="P8"><text:span text:style-name="T2">y dentro del archivo </text:span><text:span text:style-name="T3">ServiceExamen.php</text:span><text:span text:style-name="T2">, creamos las funciones que vaya a usar el controlador para luego mostrarlo en la vista.</text:span></text:p>
      <text:p text:style-name="P10"><text:span text:style-name="T2">Como se crea el controller</text:span></text:p>
      <text:p text:style-name="P9"><text:span text:style-name="T2">El </text:span><text:span text:style-name="T3">controller</text:span><text:span text:style-name="T2"> se crea en la carpeta controller dentro de a</text:span><text:span text:style-name="T3">ppbundle</text:span><text:span text:style-name="T2">, yo lo he llamado </text:span><text:span text:style-name="T3">ExamenController</text:span><text:span text:style-name="T2">, aquí va el codigo que se redirigira a la vistas para mostrarse.</text:span></text:p>
      <text:p text:style-name="P9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8:31:33.892573789</meta:creation-date>
    <dc:date>2015-11-19T20:00:57.555434074</dc:date>
    <meta:editing-duration>PT43M32S</meta:editing-duration>
    <meta:editing-cycles>3</meta:editing-cycles>
    <meta:generator>LibreOffice/5.0.2.2$Linux_x86 LibreOffice_project/00m0$Build-2</meta:generator>
    <meta:document-statistic meta:table-count="0" meta:image-count="0" meta:object-count="0" meta:page-count="1" meta:paragraph-count="13" meta:word-count="127" meta:character-count="810" meta:non-whitespace-character-count="693"/>
  </office:meta>
</office:document-meta>
</file>